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425.34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440.45pt" svg:y="14649.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76.49pt" svg:y="10198.7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I have been unable to keep distinction between the two but have decided to keep them as shown here</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ing two equations</text:p>
          </table:table-cell>
          <table:table-cell office:value-type="string" calcext:value-type="string">
            <text:p>ان مساوات کو مساوی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2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4.57pt" draw:z-index="4" draw:style-name="gr3" draw:text-style-name="P3" svg:width="39.74pt" svg:height="15.05pt" svg:x="22.08pt" svg:y="21.94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1.76pt" draw:z-index="5" draw:style-name="gr3" draw:text-style-name="P3" svg:width="39.49pt" svg:height="15.05pt" svg:x="64.26pt" svg:y="19.13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7">00/00/0000</text:date>, <text:time style:data-style-name="N2" text:time-value="10:50:48.346954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1-07T11:21:03.372609262</dc:date>
    <meta:editing-duration>P78DT6H28M1S</meta:editing-duration>
    <meta:editing-cycles>3093</meta:editing-cycles>
    <meta:generator>LibreOffice/5.1.6.2$Linux_X86_64 LibreOffice_project/10m0$Build-2</meta:generator>
    <meta:document-statistic meta:table-count="3" meta:cell-count="53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